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2"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4"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8"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0"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P15"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fo:font-size="14pt" officeooo:paragraph-rsid="02fe5792"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17"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8"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19"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0"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21"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22"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23"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24" style:family="paragraph" style:parent-style-name="Preformatted_20_Text">
      <style:paragraph-properties fo:margin-top="0cm" fo:margin-bottom="0.247cm" style:contextual-spacing="false" fo:text-align="center" style:justify-single-word="false"/>
      <style:text-properties fo:font-size="9pt" style:font-size-asian="9pt" style:font-size-complex="9pt"/>
    </style:style>
    <style:style style:name="P25" style:family="paragraph" style:parent-style-name="Preformatted_20_Text">
      <style:paragraph-properties fo:margin-top="0cm" fo:margin-bottom="0.247cm" style:contextual-spacing="false" fo:text-align="center" style:justify-single-word="false"/>
      <style:text-properties fo:font-size="10pt" style:font-size-asian="10pt" style:font-size-complex="10pt"/>
    </style:style>
    <style:style style:name="P26" style:family="paragraph" style:parent-style-name="Preformatted_20_Text">
      <style:paragraph-properties fo:margin-top="0cm" fo:margin-bottom="0.247cm" style:contextual-spacing="false" fo:text-align="start" style:justify-single-word="false"/>
      <style:text-properties fo:font-size="14pt" officeooo:rsid="032b18a4" officeooo:paragraph-rsid="032d20fc" style:font-size-asian="14pt" style:font-size-complex="14pt"/>
    </style:style>
    <style:style style:name="P27" style:family="paragraph" style:parent-style-name="Preformatted_20_Text">
      <style:paragraph-properties fo:margin-top="0cm" fo:margin-bottom="0.247cm" style:contextual-spacing="false" fo:text-align="end" style:justify-single-word="false"/>
      <style:text-properties fo:font-size="14pt" officeooo:rsid="032b18a4" officeooo:paragraph-rsid="032d20fc" style:font-size-asian="14pt" style:font-size-complex="14pt"/>
    </style:style>
    <style:style style:name="P28" style:family="paragraph" style:parent-style-name="Preformatted_20_Text">
      <style:paragraph-properties fo:margin-top="0cm" fo:margin-bottom="0.247cm" style:contextual-spacing="false" fo:text-align="start" style:justify-single-word="false"/>
      <style:text-properties fo:font-size="14pt" officeooo:rsid="032f56f4" officeooo:paragraph-rsid="032f56f4" style:font-size-asian="14pt" style:font-size-complex="14pt"/>
    </style:style>
    <style:style style:name="P29" style:family="paragraph" style:parent-style-name="Preformatted_20_Text">
      <style:paragraph-properties fo:margin-top="0cm" fo:margin-bottom="0.247cm" style:contextual-spacing="false" fo:text-align="start" style:justify-single-word="false"/>
      <style:text-properties fo:font-size="14pt" officeooo:rsid="032f56f4" officeooo:paragraph-rsid="033a781a" style:font-size-asian="14pt" style:font-size-complex="14pt"/>
    </style:style>
    <style:style style:name="P30" style:family="paragraph" style:parent-style-name="Preformatted_20_Text">
      <style:paragraph-properties fo:margin-top="0cm" fo:margin-bottom="0.247cm" style:contextual-spacing="false" fo:text-align="start" style:justify-single-word="false"/>
      <style:text-properties fo:font-size="14pt" officeooo:rsid="032f56f4" officeooo:paragraph-rsid="033b8c3f" style:font-size-asian="14pt" style:font-size-complex="14pt"/>
    </style:style>
    <style:style style:name="P31" style:family="paragraph" style:parent-style-name="Preformatted_20_Text">
      <style:paragraph-properties fo:margin-top="0cm" fo:margin-bottom="0.247cm" style:contextual-spacing="false" fo:text-align="end" style:justify-single-word="false"/>
      <style:text-properties fo:font-size="14pt" officeooo:rsid="032f56f4" officeooo:paragraph-rsid="032f56f4" style:font-size-asian="14pt" style:font-size-complex="14pt"/>
    </style:style>
    <style:style style:name="P32" style:family="paragraph" style:parent-style-name="Preformatted_20_Text">
      <style:paragraph-properties fo:margin-top="0cm" fo:margin-bottom="0.247cm" style:contextual-spacing="false" fo:text-align="end" style:justify-single-word="false"/>
      <style:text-properties fo:font-size="14pt" officeooo:rsid="032f56f4" officeooo:paragraph-rsid="033b8c3f" style:font-size-asian="14pt" style:font-size-complex="14pt"/>
    </style:style>
    <style:style style:name="P33" style:family="paragraph" style:parent-style-name="Preformatted_20_Text">
      <style:paragraph-properties fo:margin-top="0cm" fo:margin-bottom="0.247cm" style:contextual-spacing="false" fo:text-align="start" style:justify-single-word="false"/>
      <style:text-properties fo:font-size="14pt" officeooo:rsid="033177f9" officeooo:paragraph-rsid="033177f9" style:font-size-asian="14pt" style:font-size-complex="14pt"/>
    </style:style>
    <style:style style:name="P34" style:family="paragraph" style:parent-style-name="Preformatted_20_Text">
      <style:paragraph-properties fo:margin-top="0cm" fo:margin-bottom="0.247cm" style:contextual-spacing="false" fo:text-align="end" style:justify-single-word="false"/>
      <style:text-properties fo:font-size="14pt" officeooo:rsid="033177f9" officeooo:paragraph-rsid="033177f9" style:font-size-asian="14pt" style:font-size-complex="14pt"/>
    </style:style>
    <style:style style:name="P35" style:family="paragraph" style:parent-style-name="Preformatted_20_Text">
      <style:paragraph-properties fo:margin-top="0cm" fo:margin-bottom="0.247cm" style:contextual-spacing="false" fo:text-align="start" style:justify-single-word="false"/>
      <style:text-properties fo:font-size="14pt" officeooo:rsid="0331f98e" officeooo:paragraph-rsid="0331f98e" style:font-size-asian="14pt" style:font-size-complex="14pt"/>
    </style:style>
    <style:style style:name="P36" style:family="paragraph" style:parent-style-name="Preformatted_20_Text">
      <style:paragraph-properties fo:margin-top="0cm" fo:margin-bottom="0.247cm" style:contextual-spacing="false" fo:text-align="end" style:justify-single-word="false"/>
      <style:text-properties fo:font-size="14pt" officeooo:rsid="0331f98e" officeooo:paragraph-rsid="0331f98e" style:font-size-asian="14pt" style:font-size-complex="14pt"/>
    </style:style>
    <style:style style:name="P37" style:family="paragraph" style:parent-style-name="Preformatted_20_Text">
      <style:paragraph-properties fo:margin-top="0cm" fo:margin-bottom="0.247cm" style:contextual-spacing="false" fo:text-align="start" style:justify-single-word="false"/>
      <style:text-properties fo:font-size="14pt" officeooo:rsid="0333382b" officeooo:paragraph-rsid="0333382b" style:font-size-asian="14pt" style:font-size-complex="14pt"/>
    </style:style>
    <style:style style:name="P38" style:family="paragraph" style:parent-style-name="Preformatted_20_Text">
      <style:paragraph-properties fo:margin-top="0cm" fo:margin-bottom="0.247cm" style:contextual-spacing="false" fo:text-align="end" style:justify-single-word="false"/>
      <style:text-properties fo:font-size="14pt" officeooo:rsid="03344eb3" officeooo:paragraph-rsid="03344eb3" style:font-size-asian="14pt" style:font-size-complex="14pt"/>
    </style:style>
    <style:style style:name="P39" style:family="paragraph" style:parent-style-name="Preformatted_20_Text">
      <style:paragraph-properties fo:margin-top="0cm" fo:margin-bottom="0.247cm" style:contextual-spacing="false" fo:text-align="end" style:justify-single-word="false"/>
      <style:text-properties fo:font-size="14pt" officeooo:rsid="033a781a" officeooo:paragraph-rsid="033a781a" style:font-size-asian="14pt" style:font-size-complex="14pt"/>
    </style:style>
    <style:style style:name="P40" style:family="paragraph" style:parent-style-name="Preformatted_20_Text">
      <style:paragraph-properties fo:margin-top="0cm" fo:margin-bottom="0.247cm" style:contextual-spacing="false" fo:text-align="start" style:justify-single-word="false"/>
      <style:text-properties fo:font-size="14pt" officeooo:rsid="033d8590" officeooo:paragraph-rsid="033d8590" style:font-size-asian="14pt" style:font-size-complex="14pt"/>
    </style:style>
    <style:style style:name="P41" style:family="paragraph" style:parent-style-name="Preformatted_20_Text">
      <style:paragraph-properties fo:margin-top="0cm" fo:margin-bottom="0.247cm" style:contextual-spacing="false" fo:text-align="end" style:justify-single-word="false"/>
      <style:text-properties fo:font-size="14pt" officeooo:rsid="033e59b3" officeooo:paragraph-rsid="033e59b3" style:font-size-asian="14pt" style:font-size-complex="14pt"/>
    </style:style>
    <style:style style:name="P42" style:family="paragraph" style:parent-style-name="Preformatted_20_Text">
      <style:paragraph-properties fo:margin-top="0cm" fo:margin-bottom="0.247cm" style:contextual-spacing="false" fo:text-align="start" style:justify-single-word="false"/>
      <style:text-properties fo:font-size="14pt" officeooo:rsid="033f3fbc" officeooo:paragraph-rsid="033f3fbc" style:font-size-asian="14pt" style:font-size-complex="14pt"/>
    </style:style>
    <style:style style:name="P43" style:family="paragraph" style:parent-style-name="Preformatted_20_Text">
      <style:paragraph-properties fo:margin-top="0cm" fo:margin-bottom="0.247cm" style:contextual-spacing="false" fo:text-align="end" style:justify-single-word="false"/>
      <style:text-properties fo:font-size="14pt" officeooo:rsid="0340fd43" officeooo:paragraph-rsid="0340fd43" style:font-size-asian="14pt" style:font-size-complex="14pt"/>
    </style:style>
    <style:style style:name="P44" style:family="paragraph" style:parent-style-name="Preformatted_20_Text">
      <style:paragraph-properties fo:margin-top="0cm" fo:margin-bottom="0.247cm" style:contextual-spacing="false" fo:text-align="start" style:justify-single-word="false"/>
      <style:text-properties fo:font-size="14pt" officeooo:rsid="0340fd43" officeooo:paragraph-rsid="0340fd43" style:font-size-asian="14pt" style:font-size-complex="14pt"/>
    </style:style>
    <style:style style:name="P45" style:family="paragraph" style:parent-style-name="Preformatted_20_Text">
      <style:paragraph-properties fo:margin-top="0cm" fo:margin-bottom="0.247cm" style:contextual-spacing="false" fo:text-align="center" style:justify-single-word="false"/>
      <style:text-properties fo:font-size="9pt" officeooo:rsid="0340fd43" officeooo:paragraph-rsid="03496110" style:font-size-asian="9pt" style:font-size-complex="9pt"/>
    </style:style>
    <style:style style:name="P46" style:family="paragraph" style:parent-style-name="Preformatted_20_Text">
      <style:paragraph-properties fo:margin-top="0cm" fo:margin-bottom="0.247cm" style:contextual-spacing="false" fo:text-align="start" style:justify-single-word="false"/>
      <style:text-properties fo:font-size="9pt" officeooo:rsid="0340fd43" officeooo:paragraph-rsid="03496110" style:font-size-asian="9pt" style:font-size-complex="9pt"/>
    </style:style>
    <style:style style:name="P47" style:family="paragraph" style:parent-style-name="Preformatted_20_Text">
      <style:paragraph-properties fo:margin-top="0cm" fo:margin-bottom="0.247cm" style:contextual-spacing="false" fo:text-align="center" style:justify-single-word="false"/>
      <style:text-properties fo:font-size="9pt" style:font-size-asian="9pt" style:font-size-complex="9pt"/>
    </style:style>
    <style:style style:name="P48" style:family="paragraph" style:parent-style-name="Preformatted_20_Text">
      <style:paragraph-properties fo:margin-top="0cm" fo:margin-bottom="0.247cm" style:contextual-spacing="false" fo:text-align="center" style:justify-single-word="false"/>
      <style:text-properties fo:font-size="9pt" officeooo:paragraph-rsid="03496110" style:font-size-asian="9pt" style:font-size-complex="9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c7f" style:font-style-asian="normal" style:font-style-complex="normal"/>
    </style:style>
    <style:style style:name="T340" style:family="text">
      <style:text-properties style:font-name="Linux Libertine G" fo:font-style="normal" officeooo:rsid="027df94b" style:font-style-asian="normal" style:font-style-complex="normal"/>
    </style:style>
    <style:style style:name="T341" style:family="text">
      <style:text-properties style:font-name="Linux Libertine G" fo:font-style="normal" officeooo:rsid="027e5447" style:font-style-asian="normal" style:font-style-complex="normal"/>
    </style:style>
    <style:style style:name="T342" style:family="text">
      <style:text-properties style:font-name="Linux Libertine G" fo:font-style="normal" officeooo:rsid="029e5131" style:font-style-asian="normal" style:font-style-complex="normal"/>
    </style:style>
    <style:style style:name="T343" style:family="text">
      <style:text-properties style:font-name="Linux Libertine G" fo:font-style="normal" officeooo:rsid="02a00aaf" style:font-style-asian="normal" style:font-style-complex="normal"/>
    </style:style>
    <style:style style:name="T344" style:family="text">
      <style:text-properties style:font-name="Linux Libertine G" fo:font-style="normal" officeooo:rsid="02a0362b" style:font-style-asian="normal" style:font-style-complex="normal"/>
    </style:style>
    <style:style style:name="T345" style:family="text">
      <style:text-properties style:font-name="Linux Libertine G" fo:font-style="normal" officeooo:rsid="02a232ef" style:font-style-asian="normal" style:font-style-complex="normal"/>
    </style:style>
    <style:style style:name="T346" style:family="text">
      <style:text-properties style:font-name="Linux Libertine G" fo:font-style="normal" officeooo:rsid="02a390ec" style:font-style-asian="normal" style:font-style-complex="normal"/>
    </style:style>
    <style:style style:name="T347" style:family="text">
      <style:text-properties style:font-name="Linux Libertine G" fo:font-style="normal" officeooo:rsid="02a4963f" style:font-style-asian="normal" style:font-style-complex="normal"/>
    </style:style>
    <style:style style:name="T348" style:family="text">
      <style:text-properties style:font-name="Linux Libertine G" fo:font-style="normal" officeooo:rsid="02a4f457" style:font-style-asian="normal" style:font-style-complex="normal"/>
    </style:style>
    <style:style style:name="T349" style:family="text">
      <style:text-properties style:font-name="Linux Libertine G" fo:font-style="normal" officeooo:rsid="02b3d787" style:font-style-asian="normal" style:font-style-complex="normal"/>
    </style:style>
    <style:style style:name="T350" style:family="text">
      <style:text-properties style:font-name="Linux Libertine G" fo:font-style="normal" officeooo:rsid="02b4cf35" style:font-style-asian="normal" style:font-style-complex="normal"/>
    </style:style>
    <style:style style:name="T351" style:family="text">
      <style:text-properties style:font-name="Linux Libertine G" fo:font-style="normal" officeooo:rsid="02b6145e" style:font-style-asian="normal" style:font-style-complex="normal"/>
    </style:style>
    <style:style style:name="T352" style:family="text">
      <style:text-properties style:font-name="Linux Libertine G" fo:font-style="normal" officeooo:rsid="02b7deb3" style:font-style-asian="normal" style:font-style-complex="normal"/>
    </style:style>
    <style:style style:name="T353" style:family="text">
      <style:text-properties style:font-name="Linux Libertine G" fo:font-style="normal" officeooo:rsid="02baa97f" style:font-style-asian="normal" style:font-style-complex="normal"/>
    </style:style>
    <style:style style:name="T354" style:family="text">
      <style:text-properties style:font-name="Linux Libertine G" fo:font-style="normal" officeooo:rsid="02bb1631" style:font-style-asian="normal" style:font-style-complex="normal"/>
    </style:style>
    <style:style style:name="T355" style:family="text">
      <style:text-properties style:font-name="Linux Libertine G" fo:font-style="normal" officeooo:rsid="02c929c5" style:font-style-asian="normal" style:font-style-complex="normal"/>
    </style:style>
    <style:style style:name="T356" style:family="text">
      <style:text-properties style:font-name="Linux Libertine G" fo:font-style="normal" officeooo:rsid="02caa8ea" style:font-style-asian="normal" style:font-style-complex="normal"/>
    </style:style>
    <style:style style:name="T357" style:family="text">
      <style:text-properties style:font-name="Linux Libertine G" fo:font-style="normal" officeooo:rsid="02cc7e43" style:font-style-asian="normal" style:font-style-complex="normal"/>
    </style:style>
    <style:style style:name="T358" style:family="text">
      <style:text-properties style:font-name="Linux Libertine G" fo:font-style="normal" officeooo:rsid="02ccd79c" style:font-style-asian="normal" style:font-style-complex="normal"/>
    </style:style>
    <style:style style:name="T359" style:family="text">
      <style:text-properties style:font-name="Linux Libertine G" fo:font-style="normal" officeooo:rsid="02ceb67a" style:font-style-asian="normal" style:font-style-complex="normal"/>
    </style:style>
    <style:style style:name="T360" style:family="text">
      <style:text-properties style:font-name="Linux Libertine G" fo:font-style="normal" officeooo:rsid="02d0255e" style:font-style-asian="normal" style:font-style-complex="normal"/>
    </style:style>
    <style:style style:name="T361" style:family="text">
      <style:text-properties style:font-name="Linux Libertine G" fo:font-style="normal" officeooo:rsid="02d1e6e7" style:font-style-asian="normal" style:font-style-complex="normal"/>
    </style:style>
    <style:style style:name="T362" style:family="text">
      <style:text-properties style:font-name="Linux Libertine G" fo:font-style="normal" officeooo:rsid="02d3c7fc" style:font-style-asian="normal" style:font-style-complex="normal"/>
    </style:style>
    <style:style style:name="T363" style:family="text">
      <style:text-properties style:font-name="Linux Libertine G" fo:font-style="normal" officeooo:rsid="02d84a19" style:font-style-asian="normal" style:font-style-complex="normal"/>
    </style:style>
    <style:style style:name="T364" style:family="text">
      <style:text-properties style:font-name="Linux Libertine G" fo:font-style="normal" officeooo:rsid="02d92a3a" style:font-style-asian="normal" style:font-style-complex="normal"/>
    </style:style>
    <style:style style:name="T365" style:family="text">
      <style:text-properties style:font-name="Linux Libertine G" fo:font-style="normal" officeooo:rsid="02daaa91" style:font-style-asian="normal" style:font-style-complex="normal"/>
    </style:style>
    <style:style style:name="T366" style:family="text">
      <style:text-properties style:font-name="Linux Libertine G" fo:font-style="normal" officeooo:rsid="02dc949c" style:font-style-asian="normal" style:font-style-complex="normal"/>
    </style:style>
    <style:style style:name="T367" style:family="text">
      <style:text-properties style:font-name="Linux Libertine G" fo:font-style="normal" officeooo:rsid="02de8002" style:font-style-asian="normal" style:font-style-complex="normal"/>
    </style:style>
    <style:style style:name="T368" style:family="text">
      <style:text-properties style:font-name="Linux Libertine G" fo:font-style="normal" officeooo:rsid="02dedf29" style:font-style-asian="normal" style:font-style-complex="normal"/>
    </style:style>
    <style:style style:name="T369" style:family="text">
      <style:text-properties style:font-name="Linux Libertine G" fo:font-style="normal" officeooo:rsid="02df6ac4" style:font-style-asian="normal" style:font-style-complex="normal"/>
    </style:style>
    <style:style style:name="T370" style:family="text">
      <style:text-properties style:font-name="Linux Libertine G" fo:font-style="normal" officeooo:rsid="02e0f5ab" style:font-style-asian="normal" style:font-style-complex="normal"/>
    </style:style>
    <style:style style:name="T371" style:family="text">
      <style:text-properties style:font-name="Linux Libertine G" fo:font-style="normal" officeooo:rsid="02e29628" style:font-style-asian="normal" style:font-style-complex="normal"/>
    </style:style>
    <style:style style:name="T372" style:family="text">
      <style:text-properties style:font-name="Linux Libertine G" fo:font-style="normal" officeooo:rsid="02e49a69" style:font-style-asian="normal" style:font-style-complex="normal"/>
    </style:style>
    <style:style style:name="T373" style:family="text">
      <style:text-properties style:font-name="Linux Libertine G" fo:font-style="normal" officeooo:rsid="02e8e8e6" style:font-style-asian="normal" style:font-style-complex="normal"/>
    </style:style>
    <style:style style:name="T374" style:family="text">
      <style:text-properties style:font-name="Linux Libertine G" fo:font-style="normal" officeooo:rsid="02e9a0dd" style:font-style-asian="normal" style:font-style-complex="normal"/>
    </style:style>
    <style:style style:name="T375" style:family="text">
      <style:text-properties style:font-name="Linux Libertine G" fo:font-style="normal" officeooo:rsid="02ea9d75" style:font-style-asian="normal" style:font-style-complex="normal"/>
    </style:style>
    <style:style style:name="T376" style:family="text">
      <style:text-properties style:font-name="Linux Libertine G" fo:font-style="normal" officeooo:rsid="02ebe7f5" style:font-style-asian="normal" style:font-style-complex="normal"/>
    </style:style>
    <style:style style:name="T377" style:family="text">
      <style:text-properties style:font-name="Linux Libertine G" fo:font-style="normal" officeooo:rsid="02ed62b8" style:font-style-asian="normal" style:font-style-complex="normal"/>
    </style:style>
    <style:style style:name="T378" style:family="text">
      <style:text-properties style:font-name="Linux Libertine G" fo:font-style="normal" officeooo:rsid="02efb542" style:font-style-asian="normal" style:font-style-complex="normal"/>
    </style:style>
    <style:style style:name="T379" style:family="text">
      <style:text-properties style:font-name="Linux Libertine G" fo:font-style="normal" officeooo:rsid="02efbf9b" style:font-style-asian="normal" style:font-style-complex="normal"/>
    </style:style>
    <style:style style:name="T380" style:family="text">
      <style:text-properties style:font-name="Linux Libertine G" fo:font-style="normal" officeooo:rsid="02f34d19" style:font-style-asian="normal" style:font-style-complex="normal"/>
    </style:style>
    <style:style style:name="T381" style:family="text">
      <style:text-properties style:font-name="Linux Libertine G" fo:font-style="normal" officeooo:rsid="02f50949" style:font-style-asian="normal" style:font-style-complex="normal"/>
    </style:style>
    <style:style style:name="T382" style:family="text">
      <style:text-properties style:font-name="Linux Libertine G" fo:font-style="normal" officeooo:rsid="02f60407" style:font-style-asian="normal" style:font-style-complex="normal"/>
    </style:style>
    <style:style style:name="T383" style:family="text">
      <style:text-properties style:font-name="Linux Libertine G" fo:font-style="normal" officeooo:rsid="02f6b622" style:font-style-asian="normal" style:font-style-complex="normal"/>
    </style:style>
    <style:style style:name="T384" style:family="text">
      <style:text-properties style:font-name="Linux Libertine G" fo:font-style="normal" officeooo:rsid="02f82b22" style:font-style-asian="normal" style:font-style-complex="normal"/>
    </style:style>
    <style:style style:name="T385" style:family="text">
      <style:text-properties style:font-name="Linux Libertine G" fo:font-style="normal" officeooo:rsid="02fbebfd" style:font-style-asian="normal" style:font-style-complex="normal"/>
    </style:style>
    <style:style style:name="T386" style:family="text">
      <style:text-properties style:font-name="Linux Libertine G" fo:font-style="normal" officeooo:rsid="03023030" style:font-style-asian="normal" style:font-style-complex="normal"/>
    </style:style>
    <style:style style:name="T387" style:family="text">
      <style:text-properties style:font-name="Linux Libertine G" fo:font-style="normal" officeooo:rsid="03083a16" style:font-style-asian="normal" style:font-style-complex="normal"/>
    </style:style>
    <style:style style:name="T388" style:family="text">
      <style:text-properties style:font-name="Linux Libertine G" fo:font-style="normal" officeooo:rsid="030aa7f2" style:font-style-asian="normal" style:font-style-complex="normal"/>
    </style:style>
    <style:style style:name="T389" style:family="text">
      <style:text-properties style:font-name="Linux Libertine G" fo:font-style="normal" officeooo:rsid="030bba07" style:font-style-asian="normal" style:font-style-complex="normal"/>
    </style:style>
    <style:style style:name="T390" style:family="text">
      <style:text-properties style:font-name="Linux Libertine G" fo:font-style="normal" officeooo:rsid="030de711" style:font-style-asian="normal" style:font-style-complex="normal"/>
    </style:style>
    <style:style style:name="T391" style:family="text">
      <style:text-properties style:font-name="Linux Libertine G" fo:font-style="normal" officeooo:rsid="030ee3dd" style:font-style-asian="normal" style:font-style-complex="normal"/>
    </style:style>
    <style:style style:name="T392" style:family="text">
      <style:text-properties style:font-name="Linux Libertine G" fo:font-style="normal" officeooo:rsid="0310366a" style:font-style-asian="normal" style:font-style-complex="normal"/>
    </style:style>
    <style:style style:name="T393" style:family="text">
      <style:text-properties style:font-name="Linux Libertine G" fo:font-style="normal" officeooo:rsid="0311fb98" style:font-style-asian="normal" style:font-style-complex="normal"/>
    </style:style>
    <style:style style:name="T394" style:family="text">
      <style:text-properties style:font-name="Linux Libertine G" fo:font-style="normal" officeooo:rsid="03136f77" style:font-style-asian="normal" style:font-style-complex="normal"/>
    </style:style>
    <style:style style:name="T395" style:family="text">
      <style:text-properties style:font-name="Linux Libertine G" fo:font-style="normal" officeooo:rsid="031710a0" style:font-style-asian="normal" style:font-style-complex="normal"/>
    </style:style>
    <style:style style:name="T396" style:family="text">
      <style:text-properties style:font-name="Linux Libertine G" fo:font-style="normal" officeooo:rsid="032d08f2" style:font-style-asian="normal" style:font-style-complex="normal"/>
    </style:style>
    <style:style style:name="T397" style:family="text">
      <style:text-properties style:font-name="Linux Libertine G" fo:font-style="normal" officeooo:rsid="0330fde7" style:font-style-asian="normal" style:font-style-complex="normal"/>
    </style:style>
    <style:style style:name="T398" style:family="text">
      <style:text-properties style:font-name="Linux Libertine G" fo:font-style="normal" officeooo:rsid="0335abf6" style:font-style-asian="normal" style:font-style-complex="normal"/>
    </style:style>
    <style:style style:name="T399" style:family="text">
      <style:text-properties style:font-name="Linux Libertine G" fo:font-style="normal" officeooo:rsid="0338cc92" style:font-style-asian="normal" style:font-style-complex="normal"/>
    </style:style>
    <style:style style:name="T400" style:family="text">
      <style:text-properties style:font-name="Linux Libertine G" fo:font-style="normal" officeooo:rsid="033b8c3f" style:font-style-asian="normal" style:font-style-complex="normal"/>
    </style:style>
    <style:style style:name="T401" style:family="text">
      <style:text-properties style:font-name="Linux Libertine G" fo:font-style="normal" officeooo:rsid="033fc745" style:font-style-asian="normal" style:font-style-complex="normal"/>
    </style:style>
    <style:style style:name="T402" style:family="text">
      <style:text-properties style:font-name="Linux Libertine G" fo:font-style="italic" officeooo:rsid="02111db9" style:font-style-asian="italic" style:font-style-complex="italic"/>
    </style:style>
    <style:style style:name="T403" style:family="text">
      <style:text-properties style:font-name="Linux Libertine G" fo:font-style="italic" officeooo:rsid="02530025" style:font-style-asian="italic" style:font-style-complex="italic"/>
    </style:style>
    <style:style style:name="T404" style:family="text">
      <style:text-properties style:font-name="Linux Libertine G" fo:font-style="italic" officeooo:rsid="025367e8" style:font-style-asian="italic" style:font-style-complex="italic"/>
    </style:style>
    <style:style style:name="T405" style:family="text">
      <style:text-properties style:font-name="Linux Libertine G" fo:font-size="10pt" fo:font-style="italic" officeooo:rsid="017485e5" style:font-size-asian="10pt" style:font-style-asian="italic" style:font-size-complex="10pt" style:font-style-complex="italic"/>
    </style:style>
    <style:style style:name="T406" style:family="text">
      <style:text-properties style:font-name="Linux Libertine G" fo:font-size="10pt" fo:font-style="italic" officeooo:rsid="024b0f9c" style:font-size-asian="10pt" style:font-style-asian="italic" style:font-size-complex="10pt" style:font-style-complex="italic"/>
    </style:style>
    <style:style style:name="T407" style:family="text">
      <style:text-properties style:font-name="Linux Libertine G" fo:font-size="10pt" fo:font-style="italic" officeooo:rsid="0284b3e3" style:font-size-asian="10pt" style:font-style-asian="italic" style:font-size-complex="10pt" style:font-style-complex="italic"/>
    </style:style>
    <style:style style:name="T408" style:family="text">
      <style:text-properties style:font-name="Linux Libertine G" fo:font-size="10pt" fo:font-style="italic" officeooo:rsid="0286b09b" style:font-size-asian="10pt" style:font-style-asian="italic" style:font-size-complex="10pt" style:font-style-complex="italic"/>
    </style:style>
    <style:style style:name="T409" style:family="text">
      <style:text-properties style:font-name="Linux Libertine G" fo:font-size="10pt" fo:font-style="italic" officeooo:rsid="0287c17f" style:font-size-asian="10pt" style:font-style-asian="italic" style:font-size-complex="10pt" style:font-style-complex="italic"/>
    </style:style>
    <style:style style:name="T410" style:family="text">
      <style:text-properties style:font-name="Linux Libertine G" fo:font-size="10pt" fo:font-style="italic" officeooo:rsid="0289b72e" style:font-size-asian="10pt" style:font-style-asian="italic" style:font-size-complex="10pt" style:font-style-complex="italic"/>
    </style:style>
    <style:style style:name="T411" style:family="text">
      <style:text-properties style:font-name="Linux Libertine G" fo:font-size="10pt" fo:font-style="italic" officeooo:rsid="0289e490" style:font-size-asian="10pt" style:font-style-asian="italic" style:font-size-complex="10pt" style:font-style-complex="italic"/>
    </style:style>
    <style:style style:name="T412" style:family="text">
      <style:text-properties style:font-name="Linux Libertine G" fo:font-size="10pt" fo:font-style="italic" officeooo:rsid="028b976e" style:font-size-asian="10pt" style:font-style-asian="italic" style:font-size-complex="10pt" style:font-style-complex="italic"/>
    </style:style>
    <style:style style:name="T413" style:family="text">
      <style:text-properties style:font-name="Linux Libertine G" fo:font-size="10pt" fo:font-style="italic" officeooo:rsid="028cdd8e" style:font-size-asian="10pt" style:font-style-asian="italic" style:font-size-complex="10pt" style:font-style-complex="italic"/>
    </style:style>
    <style:style style:name="T414" style:family="text">
      <style:text-properties style:font-name="Linux Libertine G" fo:font-size="10pt" fo:font-style="italic" officeooo:rsid="028dcd54" style:font-size-asian="10pt" style:font-style-asian="italic" style:font-size-complex="10pt" style:font-style-complex="italic"/>
    </style:style>
    <style:style style:name="T415" style:family="text">
      <style:text-properties style:font-name="Linux Libertine G" fo:font-size="10pt" fo:font-style="italic" officeooo:rsid="028f955e" style:font-size-asian="10pt" style:font-style-asian="italic" style:font-size-complex="10pt" style:font-style-complex="italic"/>
    </style:style>
    <style:style style:name="T416" style:family="text">
      <style:text-properties style:font-name="Linux Libertine G" fo:font-size="10pt" fo:font-style="italic" officeooo:rsid="02917d60" style:font-size-asian="10pt" style:font-style-asian="italic" style:font-size-complex="10pt" style:font-style-complex="italic"/>
    </style:style>
    <style:style style:name="T417" style:family="text">
      <style:text-properties style:font-name="Linux Libertine G" fo:font-size="10pt" fo:font-style="italic" officeooo:rsid="0292e0bd" style:font-size-asian="10pt" style:font-style-asian="italic" style:font-size-complex="10pt" style:font-style-complex="italic"/>
    </style:style>
    <style:style style:name="T418" style:family="text">
      <style:text-properties style:font-name="Linux Libertine G" fo:font-size="10pt" fo:font-style="italic" officeooo:rsid="029435eb" style:font-size-asian="10pt" style:font-style-asian="italic" style:font-size-complex="10pt" style:font-style-complex="italic"/>
    </style:style>
    <style:style style:name="T419" style:family="text">
      <style:text-properties style:font-name="Linux Libertine G" fo:font-size="10pt" fo:font-style="italic" officeooo:rsid="0294c42f" style:font-size-asian="10pt" style:font-style-asian="italic" style:font-size-complex="10pt" style:font-style-complex="italic"/>
    </style:style>
    <style:style style:name="T420" style:family="text">
      <style:text-properties style:font-name="Linux Libertine G" fo:font-size="10pt" fo:font-style="italic" officeooo:rsid="0295baa3" style:font-size-asian="10pt" style:font-style-asian="italic" style:font-size-complex="10pt" style:font-style-complex="italic"/>
    </style:style>
    <style:style style:name="T421" style:family="text">
      <style:text-properties style:font-name="Linux Libertine G" fo:font-size="10pt" fo:font-style="italic" officeooo:rsid="0297e693" style:font-size-asian="10pt" style:font-style-asian="italic" style:font-size-complex="10pt" style:font-style-complex="italic"/>
    </style:style>
    <style:style style:name="T422" style:family="text">
      <style:text-properties style:font-name="Linux Libertine G" fo:font-size="10pt" fo:font-style="italic" officeooo:rsid="0299877a" style:font-size-asian="10pt" style:font-style-asian="italic" style:font-size-complex="10pt" style:font-style-complex="italic"/>
    </style:style>
    <style:style style:name="T423" style:family="text">
      <style:text-properties style:font-name="Linux Libertine G" fo:font-size="10pt" fo:font-style="italic" officeooo:rsid="029ba125" style:font-size-asian="10pt" style:font-style-asian="italic" style:font-size-complex="10pt" style:font-style-complex="italic"/>
    </style:style>
    <style:style style:name="T424" style:family="text">
      <style:text-properties style:font-name="Linux Libertine G" fo:font-size="10pt" fo:font-style="italic" officeooo:rsid="03028a56" style:font-size-asian="10pt" style:font-style-asian="italic" style:font-size-complex="10pt" style:font-style-complex="italic"/>
    </style:style>
    <style:style style:name="T425" style:family="text">
      <style:text-properties style:font-name="Linux Libertine G" fo:font-size="10pt" fo:font-style="italic" officeooo:rsid="030386eb" style:font-size-asian="10pt" style:font-style-asian="italic" style:font-size-complex="10pt" style:font-style-complex="italic"/>
    </style:style>
    <style:style style:name="T426" style:family="text">
      <style:text-properties style:font-name="Linux Libertine G" fo:font-size="10pt" fo:font-style="italic" officeooo:rsid="030537c5" style:font-size-asian="10pt" style:font-style-asian="italic" style:font-size-complex="10pt" style:font-style-complex="italic"/>
    </style:style>
    <style:style style:name="T427" style:family="text">
      <style:text-properties officeooo:rsid="01e74dd8"/>
    </style:style>
    <style:style style:name="T428" style:family="text">
      <style:text-properties officeooo:rsid="01e7a8f8"/>
    </style:style>
    <style:style style:name="T429" style:family="text">
      <style:text-properties officeooo:rsid="01e98fcf"/>
    </style:style>
    <style:style style:name="T430" style:family="text">
      <style:text-properties style:text-position="super 58%" style:font-name="Linux Libertine G" fo:font-style="normal" officeooo:rsid="01fd3bb5" style:font-style-asian="normal" style:font-style-complex="normal"/>
    </style:style>
    <style:style style:name="T431" style:family="text">
      <style:text-properties style:text-position="0% 100%" style:font-name="Linux Libertine G" fo:font-style="normal" officeooo:rsid="01fd3bb5" style:font-style-asian="normal" style:font-style-complex="normal"/>
    </style:style>
    <style:style style:name="T432"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SE SCAVASSI UN TUNNEL INTERDIMENSIONALE NEL CUORE DI GEMMASIGNORA</text:p>
      <text:p text:style-name="P22"/>
      <text:p text:style-name="P22"/>
      <text:p text:style-name="P22"><text:bookmark text:name="Copia output 1"/>%%##%#*+++++*%%%%%***#%%%###*+++*#####****+*##*##%###%%%%#*#%#%#*#*##****#***#****###*=</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9">%%%#######%####%%@@%#%%%@%@@@@%%%%@@%%%%%#%#####%#%%%*%####*#####%##%%%%%%%%%%%%%%%###*</text:p>
      <text:p text:style-name="P1"/>
      <text:p text:style-name="P2">BENJAMIN MOMENTO</text:p>
      <text:p text:style-name="P2"><text:soft-page-break/></text:p>
      <text:p text:style-name="P21"/>
      <text:p text:style-name="P23"><text:bookmark text:name="Copia output 16"/><text:span text:style-name="T224"><text:s text:c="69"/></text:span><text:s text:c="30"/></text:p>
      <text:p text:style-name="P8"><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span></text:p>
      <text:p text:style-name="P8"><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7"><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6"><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4">Scendi con noi.</text:p>
      <text:p text:style-name="P11"><text:span text:style-name="T210">C</text:span><text:span text:style-name="T189">osì scesi a vedere le stelle.</text:span></text:p>
      <text:p text:style-name="P18"/>
      <text:p text:style-name="P20"><text:bookmark text:name="output"/>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AAAA</text:p>
      <text:p text:style-name="P19">AAAAAAAAAAAAAAAAAAAAAAAAAAAAAAAAAAAAAAAAAAAAAAAAAAAAAAAAAAAAAAAAAAAAAAAAAAAAAAACCAA</text:p>
      <text:p text:style-name="P19">AAAAAAAAAAAAAAAAAAAAAAAAAAAAAAAAAAAAAAAAAAAAAAADAAAABAAAACAAAAAABAAAAAAAAAADAAAAAAA</text:p>
      <text:p text:style-name="P19">AAAABAAAAAABBBBBAAEBDBCBAAAAAAAAFAABDACBAAAAADAAAAAAAAAAAAAAAAAACAAAAAAAAAAAAAAAAAA</text:p>
      <text:p text:style-name="P19"><text:soft-page-break/>ABBACDACEEDFEDFDDFFEIEFEEDCDEDDFGFFEFFCFECCFDCDBAAAADACAAACAADABDBBBDDACCAACABCBBBC</text:p>
      <text:p text:style-name="P19">FJHFIJJJGKHHHIKLKJIHJHHKKJHJIKJKKJLLKKJKJHIGHJKJJIIIJKKKJIJKIMKJKJHIIJHHJIGIIFHFJHH</text:p>
      <text:p text:style-name="P19">KLLJIKKKKKJJKJLKKJKHNOLIKMNMMMLKKKKJLIKLLJJKLKKMLHJJIKNLJMNLLMKLKJLKJJJKKGIIKLKHGHH</text:p>
      <text:p text:style-name="P19">HKMKJMJIKIJJIILJKJHLMJKJMLLOKMMKJMNMMJKJJJKKKKNHKLLLNMMMMMNLMLMMLMMJMOKMNMKKLLLJGHJ</text:p>
      <text:p text:style-name="P19">MMNMOMOLKNQOONQQOLKLPMPOLOOOMOOMLMNPPLNPOOMONONNOOOONNMPNMPMOMLMMNLMNLPNLNNMJHLLMLN</text:p>
      <text:p text:style-name="P19">NQONMNOONPOPMLOMPQONMOOOPOOONPQOONNNNLKONNNNLLNNPOQMMOONMOOPOPNNNOOONNOOOOOMMNNOLJJ</text:p>
      <text:p text:style-name="P19">PNPNOOMNPPPONOPONNNPQPOPONLMNONOKMLPPONLMLPPOPPONOMMPQONLLJMMJLNPNNLJMNOPMNOOKHLKIH</text:p>
      <text:p text:style-name="P19">NNMOONOOPONNONMNONNOMONNPQPPOONOOPOMNPPONPPOOPOOONOPPPOONPPPQNMLMLKJHKLKMNNKNMJJILM</text:p>
      <text:p text:style-name="P19">MNMNNLNOMMNOOMNPONPPOMQNNOPNONLMOOJOLKKLOOJNOHJKKLNOQOQPPOPOPRPMMMNOLKMKIJIIHILNLNM</text:p>
      <text:p text:style-name="P19">NOOOOPLOONOPPNNPPOPNNNOPPPOOQNKLLMKOPPPOPMNPQRMNNQRSOONONOLHLQNPNMMOOPONPMKKKMMILML</text:p>
      <text:p text:style-name="P19">OONOOMQPMLMLMLHJMKLMJJMLNONLMNNPOQOPQPPPQQPPPQOPPQQROOOPOPPPNLKMKKLMLMKLIFEEHLLNLJH</text:p>
      <text:p text:style-name="P19">PPOONPQNONMILKKKKMMJIMMORQOKJIIJGHGILOQQRRPNNPPNPQRPMNOOPPRQRRNPKLLMMJMONLIINKOONLK</text:p>
      <text:p text:style-name="P19">ONNPPMMNNOONMONMONKMJGEIIHGIHKLNLLKHIIJLGKKLMMLLLNONPPNNQQRQRRROPPRPOQPPMKLKNJMIHHH</text:p>
      <text:p text:style-name="P17"/>
      <text:p text:style-name="P10"><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9"><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9"><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428">Leonardo</text:span><text:span text:style-name="T427"> De Colpa, </text:span><text:span text:style-name="T429">Libro 2, Tunnel.</text:span><text:span text:style-name="T249"><text:line-break/><text:tab/><text:tab/><text:tab/><text:tab/><text:tab/><text:tab/></text:span></text:p>
      <text:p text:style-name="P13"><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pan text:style-name="T279">Leonardo De Colpa </text:span><text:span text:style-name="T281">è </text:span><text:span text:style-name="T280">il mio nonno</text:span><text:span text:style-name="T430"> </text:span><text:span text:style-name="T431">alla </text:span><text:span text:style-name="T432">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text:span><text:soft-page-break/><text:span text:style-name="T289">universali. </text:span><text:span text:style-name="T290">Il lignaggio più antico </text:span><text:span text:style-name="T291">del Sottomondo. <text:line-break/></text:span><text:span text:style-name="T402">Fiuuu</text:span><text:span text:style-name="T403">uuuuuu</text:span><text:span text:style-name="T404">uuuuu</text:span><text:span text:style-name="T403">.</text:span><text:span text:style-name="T402"><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span><text:span text:style-name="T387">viaggiava come un fischio in un tunnel.</text:span><text:span text:style-name="T296"><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88">Propaga</text:span><text:span text:style-name="T320"> una luce forte che viaggia </text:span><text:span text:style-name="T389">attraverso le vie dalle case di pietra, le piazze al sapore di aglio, le torri che meccaniche scandiscono il flusso;</text:span><text:span text:style-name="T321"> mi sta per accecare ma prima ancora che quel grande lume entri nelle mie palpebre, una decina di fate madrine mi tappano gli occhi </text:span><text:span text:style-name="T390">con quelle mani che all’avere un ago sembra una spada.</text:span></text:p>
      <text:p text:style-name="P5"><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16"><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91">con sotto un pagliao</text:span><text:span text:style-name="T324">.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stomaco del ragionamento avrebbero digerito per lasciarmi dormire </text:span><text:span text:style-name="T331">come un panda </text:span><text:soft-page-break/><text:span text:style-name="T331">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di </text:span><text:span text:style-name="T340">quello che </text:span><text:span text:style-name="T341">tutti hanno sempre chiamato Principe. Tutti. Sempre.<text:line-break/>Fin quando… </text:span></text:p>
      <text:p text:style-name="P12"><text:span text:style-name="T405">S</text:span><text:span text:style-name="T406">tella, stellina, </text:span><text:span text:style-name="T407">un agrodolce lama è come una nanna per una ninna in una notte dipinta di </text:span><text:span text:style-name="T408">la</text:span><text:span text:style-name="T409">g</text:span><text:span text:style-name="T408">rime. </text:span><text:span text:style-name="T410">Se narrare la storia di Protagonista </text:span><text:span text:style-name="T411">vuoi, il Principe non puoi non citare. </text:span><text:span text:style-name="T412">Tintinna, stellina, </text:span><text:span text:style-name="T413">in più di </text:span><text:span text:style-name="T414">una vita hai provato a non </text:span><text:span text:style-name="T415">dire chi è, da non pronunziare: </text:span><text:span text:style-name="T416">silenziare. </text:span><text:span text:style-name="T417">Un nome straripato dal suo corso, </text:span><text:span text:style-name="T418">sradicato dal suo posto, </text:span><text:span text:style-name="T419">adesso ti </text:span><text:span text:style-name="T420">ossessiona. Ossequie e ossa non basteranno ad allontanarlo dal Principato. </text:span><text:span text:style-name="T421">Il suo fiato è come </text:span><text:span text:style-name="T422">un bulbo di luce che carbonizza </text:span><text:span text:style-name="T423">la carne.</text:span><text:span text:style-name="T341"><text:line-break/></text:span><text:span text:style-name="T342">Potrei dire che “c’era una volta”. </text:span><text:span text:style-name="T343">Solo che nel Sottomondo ai neonati non si raccontano fiabe, </text:span><text:span text:style-name="T344">non ne sono mai state scritte con un finale </text:span><text:span text:style-name="T353">insano</text:span><text:span text:style-name="T344">. </text:span><text:span text:style-name="T351">Quindi io non ne conosco.<text:line-break/>Provare a usare quella formula retorica è come </text:span><text:span text:style-name="T345">provare a raccogliere pesche da un </text:span><text:span text:style-name="T367">albero</text:span><text:span text:style-name="T345"> </text:span><text:span text:style-name="T346">ingordo di</text:span><text:span text:style-name="T347"> </text:span><text:span text:style-name="T348">concime </text:span><text:span text:style-name="T349">fatto con le carcasse infette</text:span><text:span text:style-name="T348">. </text:span><text:span text:style-name="T350">Ciò che si mangia ci fa diventare </text:span><text:span text:style-name="T352">consistenza oltre la parola</text:span><text:span text:style-name="T354">.<text:line-break/></text:span><text:span text:style-name="T368">E i</text:span><text:span text:style-name="T355">l Principe </text:span><text:span text:style-name="T356">nella sua tavola </text:span><text:span text:style-name="T369">ha sempre affilato</text:span><text:span text:style-name="T356"> la forchetta </text:span><text:span text:style-name="T357">limand</text:span><text:span text:style-name="T362">o</text:span><text:span text:style-name="T357">l</text:span><text:span text:style-name="T362">a</text:span><text:span text:style-name="T357"> fra i </text:span><text:span text:style-name="T358">molari; </text:span><text:span text:style-name="T359">bev</text:span><text:span text:style-name="T370">endo</text:span><text:span text:style-name="T359"> succo di </text:span><text:span text:style-name="T360">prugne, </text:span><text:span text:style-name="T361">consistente come la terra bagnata di sputo, </text:span><text:span text:style-name="T363">al sapore di aria polverizzata. </text:span><text:span text:style-name="T364">Come se si potesse tirare fuori tutti gli scheletri </text:span><text:span text:style-name="T371">da un qualsiasi cimitero</text:span><text:span text:style-name="T364"> per farli prendere a braccetto,</text:span><text:span text:style-name="T365"> andare tutti nella tana dell’orco, </text:span><text:span text:style-name="T366">senza forchettoni</text:span><text:span text:style-name="T372">, né </text:span><text:span text:style-name="T373">torc</text:span><text:span text:style-name="T374">e.<text:line-break/>Se si prende e si disegna una retta, </text:span><text:span text:style-name="T375">poi si inizia a ruotare e se ne disegnano tante altre, </text:span><text:span text:style-name="T392">quindi</text:span><text:span text:style-name="T382"> ci si arma di </text:span><text:span text:style-name="T375">martello, si stampa quattordici chiodi e ci si gira intorno; </text:span><text:span text:style-name="T393">andando avanti </text:span><text:span text:style-name="T375">se </text:span><text:span text:style-name="T376">si </text:span><text:span text:style-name="T385">agguanta</text:span><text:span text:style-name="T376"> una pecora e si tira dal suo pelo un filo morbido come un guanciale di infinite pium</text:span><text:span text:style-name="T377">e, </text:span><text:span text:style-name="T378">per </text:span><text:span text:style-name="T379">poter </text:span><text:span text:style-name="T380">seguire ogni volta un tragitto nuovo, </text:span><text:span text:style-name="T394">allora</text:span><text:span text:style-name="T380"> </text:span><text:span text:style-name="T394">s</text:span><text:span text:style-name="T381">i potrebbe arrivare a percepire quello che il Principe vedeva </text:span><text:span text:style-name="T382">per ogni immagine </text:span><text:span text:style-name="T384">impacchettata</text:span><text:span text:style-name="T382"> dai suoi occhi </text:span><text:span text:style-name="T383">alla sua camera.</text:span></text:p>
      <text:p text:style-name="P14"><text:span text:style-name="T405">S</text:span><text:span text:style-name="T406">tella,</text:span><text:span text:style-name="T423"> </text:span><text:span text:style-name="T424">stellina. Se davvero provassi anche solo a pensare che cosa ti farebbe lui se ti vedesse, ferma, come sei, senza nemmeno una torcia a difenderti, né le inferriate. Ahia, ahia, Stella. Proverei tanto a dirti di alzare le gambe per </text:span><text:soft-page-break/><text:span text:style-name="T424">nasconderti sotto una grande rocca, fra vermi, parassiti </text:span><text:span text:style-name="T425">e </text:span><text:span text:style-name="T426">scorpioni.</text:span><text:span text:style-name="T386"><text:line-break/></text:span><text:span text:style-name="T395">Tutto si cosparge di propulsione.</text:span></text:p>
      <text:p text:style-name="P15"><text:span text:style-name="T395"/></text:p>
      <text:p text:style-name="P25"><text:bookmark text:name="Copia output 7"/>++++++++++++++++++++++++÷÷×÷++-×-++++++++++++++++++++++++</text:p>
      <text:p text:style-name="P25">+++++++++++++++++++++++≠≈=×-+++-+++--++++++++++++++++++++</text:p>
      <text:p text:style-name="P25">+++++++++++++++++++++++==÷=--++++++++--++++++++++++++++++</text:p>
      <text:p text:style-name="P25">++++++++++++++++++++++×÷=÷-+--+++++++++-+++++++++++++++++</text:p>
      <text:p text:style-name="P25">+++++++++++++++++++++÷=≠≠=×-+++----+++++--+++++++++++++++</text:p>
      <text:p text:style-name="P25">+++++++++++++++++++++÷=≠=÷×---×××××----+---++++++++++++++</text:p>
      <text:p text:style-name="P25">+++++++++++++++++++++-÷××-×-×××××××××------++++++++++++++</text:p>
      <text:p text:style-name="P25">++++++++++++++++++++++≠≠≠≠=÷=÷×÷÷÷÷÷÷-+++--++++++++++++++</text:p>
      <text:p text:style-name="P25">++++++++++++++++++++++≈√√ππππ√∞≈≠==÷×∞≠÷=-+++++++++++++++</text:p>
      <text:p text:style-name="P25">++++++++++++++++++++++++=≠≠===÷==÷÷××-+++++++++++++++++++</text:p>
      <text:p text:style-name="P25">+++++++++++++++++++++++++÷≠=≠≠≠≠≠==÷×-+++++++++++++++++++</text:p>
      <text:p text:style-name="P25">+++++++++++++++++++++++++×≈≈≠≠≠≠≠=÷××-+++++---+++++++++++</text:p>
      <text:p text:style-name="P25">+++++++++++++++++++++++++-≈≈∞∞≈≠≠=×××-+++++++---×--++++++</text:p>
      <text:p text:style-name="P25">+++++++++×++++++++++++++++∞√√√∞=÷÷==÷÷----×÷≠≈≈≠≠==÷-++++</text:p>
      <text:p text:style-name="P25">++++++++++++++++++++++++++∞∞π√≠÷÷÷=≠≠≠===≠≠≠≈≈≠≠≠≠≠=÷×+++</text:p>
      <text:p text:style-name="P25">+++++++++++++++++++××+++--≠∞∞∞≠≈÷×÷≠≈≈≈≈≈∞∞√√√∞≈≠≠≠≠≠=×++</text:p>
      <text:p text:style-name="P25">+++++++++++++++++÷≠=×=≈≈≈≈÷÷=≠≠∞∞=-+=≈∞∞√√√√π√√√∞≠≠≠≠≠÷-+</text:p>
      <text:p text:style-name="P25">+++++++++++++++++×=≈==≈ππ√=++++-×-+++∞√√√√√ππππ√∞∞≠≠≠≠=÷+</text:p>
      <text:p text:style-name="P25">+++++++++++++++++--++++--+++++++++++++∞π√√√√√πππ√∞≈≠≠≠=÷-</text:p>
      <text:p text:style-name="P25">+++++++++++++++÷∞√πππ∞≈≠×++++++++++++++÷≈π√∞∞√√√√∞∞≈≠≠=÷-</text:p>
      <text:p text:style-name="P25">++++++++++++++++++-×√√π∞×++++++++++++-+++×∞∞≈≈≈∞∞√∞≈≈≠=÷-</text:p>
      <text:p text:style-name="P25">+++++++++++++++++÷=÷≠√≈≠-++-++++++++++++++-=≠=≠≈≈≈≈≈≠≠=×-</text:p>
      <text:p text:style-name="P25">++++++++++++++++××××=∞√√π <text:s/>≠+××÷××÷×++++++++-××=≠≈≈≠≠≠=×-</text:p>
      <text:p text:style-name="P25">+++++++++++++++++÷≈≈≈√ππ ≈=÷≈ <text:s text:c="3"/>π∞=×-++++++++-×÷=≠≠≠≠=-+</text:p>
      <text:p text:style-name="P25">++++++++++++++×=≈≠××=≈π√≈∞ <text:s text:c="7"/>ππ≈÷-++++++++--×÷===×-+</text:p>
      <text:p text:style-name="P25">+++++++++++++÷≠≠÷×=≠≠∞≈∞ππ <text:s text:c="3"/>ππππππ√∞≠×-+++++++---×---++</text:p>
      <text:p text:style-name="P25">++++++++++++÷≠≈=÷≠≈≈≈≈∞√√√πππππππ√√√√∞≈≈=×+++--++++------</text:p>
      <text:p text:style-name="P25">++++++++++++÷≠=÷=≠≠≠≠≈∞∞√√√ππππ√√√∞∞∞≈≠≠≠≠×----+-×--+++--</text:p>
      <text:p text:style-name="P25">+++++++++++-==×÷=≠≠≠≠≠≠≈≈∞∞√√√√∞∞∞≈≈≈≠≠≠≠=≠÷×-++------+--</text:p>
      <text:p text:style-name="P25">+++++++++++-×--×÷======≠≠≠≈∞∞≠≈≈≈≠≠≠≠≈≠≠==÷÷÷×++---------</text:p>
      <text:p text:style-name="P24"/>
      <text:p text:style-name="P26"><text:span text:style-name="T395">T</text:span><text:span text:style-name="T266">i ricordi di me?</text:span></text:p>
      <text:p text:style-name="P27"><text:span text:style-name="T396">Come se non fosse passato nemmeno un istante.</text:span></text:p>
      <text:p text:style-name="P26"><text:soft-page-break/><text:span text:style-name="T396">Allora perché non torni?</text:span></text:p>
      <text:p text:style-name="P27"><text:span text:style-name="T396">Perché </text:span><text:span text:style-name="T397">ci ho messo troppo a capirlo</text:span><text:span text:style-name="T396">.</text:span></text:p>
      <text:p text:style-name="P33"><text:span text:style-name="T396">C</text:span><text:span text:style-name="T266">apire cosa?</text:span></text:p>
      <text:p text:style-name="P34"><text:span text:style-name="T266">Che tu sei solo quello che io ho sempre voluto vedere.</text:span></text:p>
      <text:p text:style-name="P35"><text:span text:style-name="T266">Ma mi senti?</text:span></text:p>
      <text:p text:style-name="P36"><text:span text:style-name="T266">Sentire è solo una delle tante dimensioni.</text:span></text:p>
      <text:p text:style-name="P37"><text:span text:style-name="T266">Ma tu mi senti?</text:span></text:p>
      <text:p text:style-name="P38"><text:span text:style-name="T398">Come un</text:span><text:span text:style-name="T266"> fiato </text:span><text:span text:style-name="T398">fasullo</text:span><text:span text:style-name="T266"> sui polmoni.</text:span></text:p>
      <text:p text:style-name="P29"><text:span text:style-name="T396">D</text:span><text:span text:style-name="T266">ove </text:span><text:span text:style-name="T399">sono</text:span><text:span text:style-name="T266">? </text:span></text:p>
      <text:p text:style-name="P39"><text:span text:style-name="T266">Qui.</text:span></text:p>
      <text:p text:style-name="P30"><text:span text:style-name="T400">Dove sei? </text:span></text:p>
      <text:p text:style-name="P32"><text:span text:style-name="T266">Dove sono sempre stato.</text:span></text:p>
      <text:p text:style-name="P28"><text:span text:style-name="T266">Dove?</text:span></text:p>
      <text:p text:style-name="P31"><text:span text:style-name="T266">Accanto a te.</text:span></text:p>
      <text:p text:style-name="P40"><text:span text:style-name="T266">Allora perché mi neghi? </text:span></text:p>
      <text:p text:style-name="P41"><text:span text:style-name="T266">Perché il sangue ha soltanto un colore.</text:span></text:p>
      <text:p text:style-name="P42"><text:span text:style-name="T266">Questa è la ra</text:span><text:span text:style-name="T401">gione per la quale non torni?</text:span></text:p>
      <text:p text:style-name="P43"><text:span text:style-name="T401">Q</text:span><text:span text:style-name="T266">uale altra?</text:span></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p>
      <text:p text:style-name="P48"><text:soft-page-break/>++++++++++-.----++++++++++#++--------------</text:p>
      <text:p text:style-name="P48">#+++++++++++--.....+-+++++#+++-------++----</text:p>
      <text:p text:style-name="P48">+++++++++++++-----.-.++++##+++++-+++++++++-</text:p>
      <text:p text:style-name="P48">++------------------.--++########++++++++++</text:p>
      <text:p text:style-name="P48">+++++--------------+...-+#############+##++</text:p>
      <text:p text:style-name="P48">------------+++++++#-..-+###+#########+####</text:p>
      <text:p text:style-name="P48">--+-++-+-++++#######-...-###+##############</text:p>
      <text:p text:style-name="P48">+++++++++++++++++---.....+#+++#############</text:p>
      <text:p text:style-name="P45"><text:span text:style-name="T266"/></text:p>
      <text:p text:style-name="P46"><text:span text:style-name="T266"/></text:p>
      <text:p text:style-name="P24"/>
      <text:p text:style-name="P44"><text:span text:style-name="T266"/></text:p>
      <text:p text:style-name="P28"><text:span text:style-name="T26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12T15:15:41.197000000</dc:date>
    <meta:editing-duration>PT6H10M54S</meta:editing-duration>
    <meta:editing-cycles>684</meta:editing-cycles>
    <meta:generator>LibreOffice/24.2.1.2$Windows_X86_64 LibreOffice_project/db4def46b0453cc22e2d0305797cf981b68ef5ac</meta:generator>
    <meta:print-date>2025-10-07T12:16:42.362000000</meta:print-date>
    <meta:printed-by>File PDF</meta:printed-by>
    <meta:document-statistic meta:table-count="0" meta:image-count="0" meta:object-count="0" meta:page-count="13" meta:paragraph-count="154" meta:word-count="2936" meta:character-count="24741" meta:non-whitespace-character-count="21886"/>
  </office:meta>
</office:document-meta>
</file>